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e9c59" officeooo:paragraph-rsid="000359ea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359ea" officeooo:paragraph-rsid="000359ea"/>
    </style:style>
    <style:style style:name="T1" style:family="text">
      <style:text-properties officeooo:rsid="00204428"/>
    </style:style>
    <style:style style:name="T2" style:family="text">
      <style:text-properties officeooo:rsid="002189e3"/>
    </style:style>
    <style:style style:name="T3" style:family="text">
      <style:text-properties officeooo:rsid="001f7f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oezja M.Sępa Szarzyńskiego:</text:p>
      <text:p text:style-name="P1">- <text:span text:style-name="T2">Szarzyński jako poeta z przełomu renesansu i baroku,</text:span></text:p>
      <text:p text:style-name="P1">- <text:span text:style-name="T2">sposób przedstawienia człowieka i Boga w sonecie „O wojnie naszej, którą wiedziemy z szatanem, światem i ciałem”.</text:span></text:p>
      <text:p text:style-name="P1">2. Poezja D.Naborowskiego:</text:p>
      <text:p text:style-name="P1">- <text:span text:style-name="T2">sposób przedstawienie ludzkiego życia w wierszach „Krótkość żywota” i „Marność”,</text:span></text:p>
      <text:p text:style-name="P1">- <text:span text:style-name="T2">motyw wanitatywny w poezji Naborowskiego.</text:span></text:p>
      <text:p text:style-name="P1">3. Poezja J.A.Morsztyna:</text:p>
      <text:p text:style-name="P1">- <text:span text:style-name="T3">wyjaśnienie pojęcia ‘koncept’,</text:span></text:p>
      <text:p text:style-name="P1">- <text:span text:style-name="T3">objaśnienie, na czym polega koncept w wierszach „Do trupa” i „Niestatek” („Prędzej…”),</text:span></text:p>
      <text:p text:style-name="P1">- <text:span text:style-name="T3">środki artystyczne typowe dla poezji barokowej (hiperbola, oksymoron, antyteza, anafora).</text:span></text:p>
      <text:p text:style-name="P1">4. Pojęcie ‘sarmatyzm’. Charakterystyka poglądów typowych dla sarmatyzmu.</text:p>
      <text:p text:style-name="P1">5. „Pamiętniki” J.Ch.Paska:</text:p>
      <text:p text:style-name="P1">- <text:span text:style-name="T1">budowa i treść utworu,</text:span></text:p>
      <text:p text:style-name="P1">- <text:span text:style-name="T1">charakterystyka sarmackiego szlachcica na podstawie pobytu Paska w Danii i jego życia ziemianina,</text:span></text:p>
      <text:p text:style-name="P1">- <text:span text:style-name="T1">pojęcie ‘makaronizm’.</text:span></text:p>
      <text:p text:style-name="P2">6. Poglądy filozoficzne epoki: Kartezjusz i Pascal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kst_20_dymka_20_Znak" style:display-name="Tekst dymka Znak" style:family="text">
      <style:text-properties fo:color="#000000" loext:opacity="100%"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1T19:23:54.588000000</dc:date>
    <meta:editing-duration>PT1M27S</meta:editing-duration>
    <meta:editing-cycles>1</meta:editing-cycles>
    <meta:document-statistic meta:table-count="0" meta:image-count="0" meta:object-count="0" meta:page-count="1" meta:paragraph-count="16" meta:word-count="122" meta:character-count="883" meta:non-whitespace-character-count="777"/>
    <meta:generator>LibreOffice/7.5.5.2$Windows_X86_64 LibreOffice_project/ca8fe7424262805f223b9a2334bc7181abbcbf5e</meta:generator>
  </office:meta>
</office:document-meta>
</file>